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" fo:font-size="12pt" fo:font-weight="bold" style:font-size-asian="12pt" style:font-weight-asian="bold" style:font-name-complex="Times New Roman1" style:font-size-complex="12pt"/>
    </style:style>
    <style:style style:name="P2" style:family="paragraph" style:parent-style-name="Standard">
      <style:paragraph-properties fo:line-height="150%"/>
      <style:text-properties style:font-name="Liberation Serif" fo:font-size="12pt" style:font-size-asian="12pt" style:font-name-complex="Times New Roman1" style:font-size-complex="12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Liberation Serif" fo:font-size="12pt" officeooo:paragraph-rsid="0006d0d5" style:font-size-asian="12pt" style:font-size-complex="12pt"/>
    </style:style>
    <style:style style:name="P4" style:family="paragraph" style:parent-style-name="Standard">
      <style:paragraph-properties fo:margin-left="1.752cm" fo:margin-right="0cm" fo:line-height="150%" fo:text-indent="0cm" style:auto-text-indent="false"/>
      <style:text-properties style:font-name="Liberation Serif" fo:font-size="12pt" style:font-size-asian="12pt" style:font-size-complex="12pt"/>
    </style:style>
    <style:style style:name="P5" style:family="paragraph" style:parent-style-name="Standard">
      <style:paragraph-properties fo:margin-left="0cm" fo:margin-right="0cm" fo:line-height="150%" fo:text-indent="8.001cm" style:auto-text-indent="false"/>
      <style:text-properties style:font-name="Liberation Serif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line-height="100%" fo:text-indent="0cm" style:auto-text-indent="false"/>
      <style:text-properties style:font-name="Liberation Serif" fo:font-size="12pt" style:font-size-asian="12pt" style:font-name-complex="Times New Roman1" style:font-size-complex="12pt"/>
    </style:style>
    <style:style style:name="P7" style:family="paragraph" style:parent-style-name="Standard">
      <style:paragraph-properties fo:margin-left="0cm" fo:margin-right="0cm" fo:margin-top="0cm" fo:margin-bottom="0.353cm" loext:contextual-spacing="false" fo:line-height="100%" fo:text-indent="0cm" style:auto-text-indent="false"/>
      <style:text-properties style:font-name="Liberation Serif" fo:font-size="12pt" officeooo:paragraph-rsid="00036675" style:font-size-asian="12pt" style:font-size-complex="12pt"/>
    </style:style>
    <style:style style:name="P8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Liberation Serif" fo:font-size="12pt" fo:font-weight="bold" style:font-size-asian="12pt" style:font-weight-asian="bold" style:font-name-complex="Times New Roman1" style:font-size-complex="12pt"/>
    </style:style>
    <style:style style:name="T1" style:family="text">
      <style:text-properties officeooo:rsid="0004afb2"/>
    </style:style>
    <style:style style:name="T2" style:family="text">
      <style:text-properties officeooo:rsid="0008bc39"/>
    </style:style>
    <style:style style:name="T3" style:family="text">
      <style:text-properties style:font-name-complex="Times New Roman1"/>
    </style:style>
    <style:style style:name="T4" style:family="text">
      <style:text-properties officeooo:rsid="000a4142" style:font-name-complex="Times New Roman1"/>
    </style:style>
    <style:style style:name="T5" style:family="text">
      <style:text-properties officeooo:rsid="000c0f14" style:font-name-complex="Times New Roman1"/>
    </style:style>
    <style:style style:name="T6" style:family="text">
      <style:text-properties officeooo:rsid="000d97c5" style:font-name-complex="Times New Roman1"/>
    </style:style>
    <style:style style:name="T7" style:family="text">
      <style:text-properties officeooo:rsid="000e2419" style:font-name-complex="Times New Roman1"/>
    </style:style>
    <style:style style:name="T8" style:family="text">
      <style:text-properties officeooo:rsid="000fd6ce" style:font-name-complex="Times New Roman1"/>
    </style:style>
    <style:style style:name="T9" style:family="text">
      <style:text-properties fo:language="id" fo:country="ID" fo:font-weight="normal" style:font-weight-asian="normal" style:font-name-complex="Times New Roman1" style:font-weight-complex="normal"/>
    </style:style>
    <style:style style:name="T10" style:family="text">
      <style:text-properties fo:language="id" fo:country="ID" fo:font-weight="normal" officeooo:rsid="00036675" style:font-weight-asian="normal" style:font-name-complex="Times New Roman1" style:font-weight-complex="normal"/>
    </style:style>
    <style:style style:name="T11" style:family="text">
      <style:text-properties fo:language="id" fo:country="ID" fo:font-weight="bold" style:font-weight-asian="bold" style:font-name-complex="Times New Roman1"/>
    </style:style>
    <style:style style:name="T12" style:family="text">
      <style:text-properties fo:language="id" fo:country="ID" fo:font-weight="bold" officeooo:rsid="0001f7c6" style:font-weight-asian="bold" style:font-name-complex="Times New Roman1"/>
    </style:style>
    <style:style style:name="T13" style:family="text">
      <style:text-properties fo:language="id" fo:country="ID" fo:font-weight="bold" officeooo:rsid="00012d94" style:font-weight-asian="bold" style:font-name-complex="Times New Roman1" style:font-weight-complex="bold"/>
    </style:style>
    <style:style style:name="T14" style:family="text">
      <style:text-properties fo:font-weight="bold" style:font-weight-asian="bold" style:font-name-complex="Times New Roman1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name-complex="Times New Roman1"/>
    </style:style>
    <style:style style:name="T16" style:family="text">
      <style:text-properties fo:font-weight="normal" style:font-weight-asian="normal" style:font-name-complex="Times New Roman1" style:font-weight-complex="normal"/>
    </style:style>
    <style:style style:name="T17" style:family="text">
      <style:text-properties fo:font-weight="normal" officeooo:rsid="0008f5cc" style:font-weight-asian="normal" style:font-name-complex="Times New Roman1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ERNYATAAN KEABSAHAN SKRIPSI</text:p>
      <text:p text:style-name="P1"/>
      <text:p text:style-name="P4"><text:span text:style-name="T3">Yang bertandatangan di bawah ini saya :<text:line-break/>Nama<text:tab/><text:tab/><text:tab/><text:tab/>: Kuriyanto Adi Saputro<text:line-break/>Nomor Pokok Mahasiswa<text:tab/><text:tab/>: </text:span><text:span text:style-name="T10">1111172286</text:span><text:span text:style-name="T3"><text:line-break/>Program Studi<text:tab/><text:tab/><text:tab/>: Teknik Informatika<text:line-break/>Program Pendidikan<text:tab/><text:tab/>: Strata 1 (S1)</text:span></text:p>
      <text:p text:style-name="P3"><text:span text:style-name="T3">Menyatakan dengan sesungguhnya, Bahwa Skripsi dengan Judul “</text:span><text:span text:style-name="T12">Remastering GNU/Linux dengan </text:span><text:span text:style-name="T13">ubuntu customization kit</text:span><text:span text:style-name="T12"> untuk mahasiswa berbasis Xubuntu</text:span><text:span text:style-name="T11">”</text:span><text:span text:style-name="T9">,</text:span><text:span text:style-name="T16"> </text:span><text:span text:style-name="T17">d</text:span><text:span text:style-name="T16">i</text:span><text:span text:style-name="T3">buat </text:span><text:span text:style-name="T8">untuk</text:span><text:span text:style-name="T3"> melengkapi persyaratan menjadi Sarjana Komputer pada Program Studi Teknik Informatika Jenjang Pendidikan Strata 1 Universitas Banten Jaya, </text:span><text:span text:style-name="T4">b</text:span><text:span text:style-name="T3">ukan merupakan tiruan atau duplikasi dari Skripsi yang sudah </text:span><text:span text:style-name="T5">d</text:span><text:span text:style-name="T3">ipublikasi dan atau pernah dipakai untuk mendapatkan gelar kesarjanaan dilingkungan Universitas Banten Jaya maupun di Perguruan Tinggi </text:span><text:span text:style-name="T6">d</text:span><text:span text:style-name="T3">an Instansi manapun, </text:span><text:span text:style-name="T5">k</text:span><text:span text:style-name="T3">ecuali bagian sumber Informasi </text:span><text:span text:style-name="T8">yang</text:span><text:span text:style-name="T3"> dicantumkan sebagai mana mestinya.<text:line-break/>Apabila ada pihak-pihak lain yang merasa dirugikan dengan Karya Ilmiah Saya Ini, </text:span><text:span text:style-name="T7">m</text:span><text:span text:style-name="T3">aka saya bersedia dicabu</text:span><text:bookmark text:name="_GoBack"/><text:span text:style-name="T3">t gelar kesarjanaannya.</text:span></text:p>
      <text:p text:style-name="P2"/>
      <text:p text:style-name="P2"/>
      <text:p text:style-name="P5"><text:s text:c="14"/>Serang, <text:span text:style-name="T2">2</text:span> <text:span text:style-name="T2">September</text:span> 201<text:span text:style-name="T1">8</text:span></text:p>
      <text:p text:style-name="P5"/>
      <text:p text:style-name="P6"/>
      <text:p text:style-name="P6"/>
      <text:p text:style-name="P7"><text:span text:style-name="T3"><text:tab/><text:tab/><text:tab/><text:tab/><text:tab/><text:tab/> <text:s text:c="18"/></text:span><text:span text:style-name="T14"><text:s/></text:span><text:span text:style-name="T15">Kuriyanto Adi Saputro</text:span><text:span text:style-name="T3"><text:line-break/> <text:s text:c="95"/>NPM : </text:span><text:span text:style-name="T9"><text:s/></text:span><text:span text:style-name="T10">111117228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id" fo:country="ID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8:42:00</meta:creation-date>
    <meta:initial-creator>Acer</meta:initial-creator>
    <dc:language>id-ID</dc:language>
    <dc:date>2018-09-11T08:37:31.705718608</dc:date>
    <meta:editing-cycles>17</meta:editing-cycles>
    <meta:editing-duration>PT1H29M27S</meta:editing-duration>
    <meta:generator>LibreOffice/6.0.5.2$Linux_X86_64 LibreOffice_project/54c8cbb85f300ac59db32fe8a675ff7683cd5a16</meta:generator>
    <meta:print-date>2018-09-11T08:02:57.976436145</meta:print-date>
    <meta:document-statistic meta:table-count="0" meta:image-count="0" meta:object-count="0" meta:page-count="1" meta:paragraph-count="5" meta:word-count="133" meta:character-count="1129" meta:non-whitespace-character-count="85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